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638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>
            <text:p>part no</text:p>
          </table:table-cell>
          <table:table-cell office:value-type="string">
            <text:p>Display</text:p>
          </table:table-cell>
          <table:table-cell office:value-type="string">
            <text:p>qty per brd</text:p>
          </table:table-cell>
          <table:table-cell office:value-type="string">
            <text:p>price for 20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1" office:value-type="float" office:value="1328307">
            <text:p>1328307</text:p>
          </table:table-cell>
          <table:table-cell office:value-type="string">
            <text:p>TLMO1000 — VISHAY — LED, 0603, ORANGE</text:p>
          </table:table-cell>
          <table:table-cell office:value-type="float" office:value="4">
            <text:p>4</text:p>
          </table:table-cell>
          <table:table-cell office:value-type="float" office:value="0.066">
            <text:p>0.066</text:p>
          </table:table-cell>
        </table:table-row>
        <table:table-row table:style-name="ro2">
          <table:table-cell office:value-type="float" office:value="1217763">
            <text:p>1217763</text:p>
          </table:table-cell>
          <table:table-cell office:value-type="string">
            <text:p>SWITCH, SMD PUSH 4.3MM</text:p>
          </table:table-cell>
          <table:table-cell/>
          <table:table-cell office:value-type="float" office:value="0.123">
            <text:p>0.123</text:p>
          </table:table-cell>
        </table:table-row>
        <table:table-row table:style-name="ro2" table:number-rows-repeated="6552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currency-style style:name="N118P0" style:volatile="true">
      <number:currency-symbol number:language="ga" number:country="IE">£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ga" number:country="IE">£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9P0"/>
    </number:currency-style>
    <number:number-style style:name="N120">
      <number:number number:decimal-places="15" number:min-integer-digits="1" number:decimal-replacement=""/>
    </number:number-style>
    <number:number-style style:name="N121">
      <number:number number:decimal-places="4" number:min-integer-digits="1"/>
    </number:number-style>
    <number:currency-style style:name="N122P0" style:volatile="true">
      <number:currency-symbol>$</number:currency-symbol>
      <number:number number:decimal-places="2" number:min-integer-digits="1" number:grouping="true"/>
    </number:currency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date-style style:name="N123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7">06/07/2008</text:date>, <text:time>21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Tom Bennellick</meta:initial-creator>
    <meta:creation-date>2008-06-07T20:38:26</meta:creation-date>
    <dc:creator>Tom Bennellick</dc:creator>
    <dc:date>2008-06-07T21:20:23</dc:date>
    <meta:editing-cycles>2</meta:editing-cycles>
    <meta:editing-duration>PT41M57S</meta:editing-duration>
    <meta:user-defined meta:name="Info 1"/>
    <meta:user-defined meta:name="Info 2"/>
    <meta:user-defined meta:name="Info 3"/>
    <meta:user-defined meta:name="Info 4"/>
    <meta:document-statistic meta:table-count="3" meta:cell-count="11"/>
  </office:meta>
</office:document-meta>
</file>